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bold" fo:background-color="#ffff00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paragraph-rsid="001768a9"/>
    </style:style>
    <style:style style:name="P4" style:family="paragraph" style:parent-style-name="Standard">
      <style:text-properties fo:background-color="#ffff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ld pred_model with threshold = 1728</text:p>
      <text:p text:style-name="P4"/>
      <text:p text:style-name="P4">Balanced Accuracy: 0.75</text:p>
      <text:p text:style-name="P4">Precision: 0.9824058812756716</text:p>
      <text:p text:style-name="P4">Recall: 0.982078853046595</text:p>
      <text:p text:style-name="P4">F-score: 0.9791745051057117</text:p>
      <text:p text:style-name="P4"/>
      <text:p text:style-name="P4"><text:s/>Confusion Matrix:</text:p>
      <text:p text:style-name="P4"/>
      <text:p text:style-name="P4">[[269 <text:s text:c="2"/>0]</text:p>
      <text:p text:style-name="P4"><text:s/>[ <text:s/>5 <text:s text:c="2"/>5]]</text:p>
      <text:p text:style-name="Standard"/>
      <text:p text:style-name="Standard">Legend </text:p>
      <text:p text:style-name="Standard">[TN <text:s/>FP]</text:p>
      <text:p text:style-name="Standard">[FN <text:s/>TP]</text:p>
      <text:p text:style-name="Standard"><text:s/>0 = TN + FP </text:p>
      <text:p text:style-name="Standard"><text:s/>1 = FN + TP</text:p>
      <text:p text:style-name="Standard"/>
      <text:p text:style-name="P1">Old pred_model with threshold = 4275</text:p>
      <text:p text:style-name="Standard"/>
      <text:p text:style-name="Standard">Balanced Accuracy: 0.7</text:p>
      <text:p text:style-name="Standard">Precision: 0.9789638318670576</text:p>
      <text:p text:style-name="Standard">Recall: 0.978494623655914</text:p>
      <text:p text:style-name="Standard">F-score: 0.9740049245504655</text:p>
      <text:p text:style-name="Standard"/>
      <text:p text:style-name="Standard"><text:s/>Confusion Matrix:</text:p>
      <text:p text:style-name="Standard"/>
      <text:p text:style-name="Standard">[[269 <text:s text:c="2"/>0]</text:p>
      <text:p text:style-name="Standard"><text:s/>[ <text:s/>6 <text:s text:c="2"/>4]]</text:p>
      <text:p text:style-name="Standard"/>
      <text:p text:style-name="P1">model_engine_int8 with threshold = 1728</text:p>
      <text:p text:style-name="Standard"/>
      <text:p text:style-name="Standard">Balanced Accuracy: 0.5</text:p>
      <text:p text:style-name="Standard">Precision: 0.929600082218882</text:p>
      <text:p text:style-name="Standard">Recall: 0.96415770609319</text:p>
      <text:p text:style-name="Standard">F-score: 0.9465635873688618</text:p>
      <text:p text:style-name="Standard"/>
      <text:p text:style-name="Standard"><text:s/>Confusion Matrix:</text:p>
      <text:p text:style-name="Standard"/>
      <text:p text:style-name="Standard">[[269 <text:s text:c="2"/>0]</text:p>
      <text:p text:style-name="Standard"><text:s/>[ 10 <text:s text:c="2"/>0]]</text:p>
      <text:p text:style-name="Standard"/>
      <text:p text:style-name="P1">model_engine_int8 with threshold = 4275</text:p>
      <text:p text:style-name="Standard"/>
      <text:p text:style-name="Standard">Balanced Accuracy: 0.5</text:p>
      <text:p text:style-name="Standard">Precision: 0.929600082218882</text:p>
      <text:p text:style-name="Standard">Recall: 0.96415770609319</text:p>
      <text:p text:style-name="Standard">F-score: 0.9465635873688618</text:p>
      <text:p text:style-name="Standard"/>
      <text:p text:style-name="Standard"><text:soft-page-break/><text:s/>Confusion Matrix:</text:p>
      <text:p text:style-name="Standard"/>
      <text:p text:style-name="Standard">[[269 <text:s text:c="2"/>0]</text:p>
      <text:p text:style-name="Standard"><text:s/>[ 10 <text:s text:c="2"/>0]]</text:p>
      <text:p text:style-name="Standard"/>
      <text:p text:style-name="P1">model_engine_fp16 with threshold = 1728</text:p>
      <text:p text:style-name="Standard"/>
      <text:p text:style-name="P3">Balanced Accuracy: 0.7</text:p>
      <text:p text:style-name="P3">Precision: 0.9789638318670576</text:p>
      <text:p text:style-name="P3">Recall: 0.978494623655914</text:p>
      <text:p text:style-name="P3">F-score: 0.9740049245504655</text:p>
      <text:p text:style-name="P3"/>
      <text:p text:style-name="P3"><text:s/>Confusion Matrix:</text:p>
      <text:p text:style-name="P3"/>
      <text:p text:style-name="P3">[[269 <text:s text:c="2"/>0]</text:p>
      <text:p text:style-name="P3"><text:s/>[ <text:s/>6 <text:s text:c="2"/>4]]</text:p>
      <text:p text:style-name="Standard"/>
      <text:p text:style-name="P1">model_engine_fp16 with threshold = 4275</text:p>
      <text:p text:style-name="Standard"/>
      <text:p text:style-name="Standard">Balanced Accuracy: 0.7</text:p>
      <text:p text:style-name="Standard">Precision: 0.9789638318670576</text:p>
      <text:p text:style-name="Standard">Recall: 0.978494623655914</text:p>
      <text:p text:style-name="Standard">F-score: 0.9740049245504655</text:p>
      <text:p text:style-name="Standard"/>
      <text:p text:style-name="Standard"><text:s/>Confusion Matrix:</text:p>
      <text:p text:style-name="Standard"/>
      <text:p text:style-name="Standard">[[269 <text:s text:c="2"/>0]</text:p>
      <text:p text:style-name="Standard"><text:s/>[ <text:s/>6 <text:s text:c="2"/>4]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6T13:43:39.139228301</meta:creation-date>
    <dc:date>2024-09-26T14:00:18.412296592</dc:date>
    <meta:editing-duration>PT6M29S</meta:editing-duration>
    <meta:editing-cycles>1</meta:editing-cycles>
    <meta:document-statistic meta:table-count="0" meta:image-count="0" meta:object-count="0" meta:page-count="2" meta:paragraph-count="53" meta:word-count="143" meta:character-count="1125" meta:non-whitespace-character-count="989"/>
    <meta:generator>LibreOffice/6.4.7.2$Linux_AARCH64 LibreOffice_project/40$Build-2</meta:generator>
  </office:meta>
</office:document-meta>
</file>